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25a" officeooo:paragraph-rsid="00060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[NAME]</text:p>
      <text:p text:style-name="P1"/>
      <text:p text:style-name="P1"/>
      <text:p text:style-name="P1">I am writing to as if you have tried [LANGUAGE]? It’s a most exciting and fun programming language to work in.</text:p>
      <text:p text:style-name="P1"/>
      <text:p text:style-name="P1"/>
      <text:p text:style-name="P1">Sincerely</text:p>
      <text:p text:style-name="P1">[AUTHOR_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0:50:15.375315237</meta:creation-date>
    <dc:date>2016-12-12T20:52:00.064490151</dc:date>
    <meta:editing-duration>PT1M45S</meta:editing-duration>
    <meta:editing-cycles>1</meta:editing-cycles>
    <meta:document-statistic meta:table-count="0" meta:image-count="0" meta:object-count="0" meta:page-count="1" meta:paragraph-count="4" meta:word-count="25" meta:character-count="144" meta:non-whitespace-character-count="123"/>
    <meta:generator>LibreOffice/5.1.4.2$Linux_X86_64 LibreOffice_project/10m0$Build-2</meta:generator>
  </office:meta>
</office:document-meta>
</file>